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e604" officeooo:paragraph-rsid="000de604"/>
    </style:style>
    <style:style style:name="P2" style:family="paragraph" style:parent-style-name="Standard">
      <style:text-properties officeooo:rsid="000e2162" officeooo:paragraph-rsid="000e2162"/>
    </style:style>
    <style:style style:name="P3" style:family="paragraph" style:parent-style-name="Standard">
      <style:text-properties officeooo:rsid="0011513e" officeooo:paragraph-rsid="0011513e"/>
    </style:style>
    <style:style style:name="P4" style:family="paragraph" style:parent-style-name="Standard">
      <style:text-properties officeooo:rsid="00131f13" officeooo:paragraph-rsid="00131f13"/>
    </style:style>
    <style:style style:name="P5" style:family="paragraph" style:parent-style-name="Standard">
      <style:text-properties officeooo:rsid="001519eb" officeooo:paragraph-rsid="001519eb"/>
    </style:style>
    <style:style style:name="P6" style:family="paragraph" style:parent-style-name="Standard">
      <style:text-properties officeooo:rsid="00161996" officeooo:paragraph-rsid="00161996"/>
    </style:style>
    <style:style style:name="P7" style:family="paragraph" style:parent-style-name="Standard">
      <style:text-properties officeooo:rsid="001b5e0f" officeooo:paragraph-rsid="001b5e0f"/>
    </style:style>
    <style:style style:name="P8" style:family="paragraph" style:parent-style-name="Standard">
      <style:text-properties officeooo:rsid="001d52b9" officeooo:paragraph-rsid="001d52b9"/>
    </style:style>
    <style:style style:name="P9" style:family="paragraph" style:parent-style-name="Standard">
      <style:text-properties officeooo:rsid="001e42e3" officeooo:paragraph-rsid="001e42e3"/>
    </style:style>
    <style:style style:name="P10" style:family="paragraph" style:parent-style-name="Standard">
      <style:text-properties officeooo:rsid="00202e9c" officeooo:paragraph-rsid="00202e9c"/>
    </style:style>
    <style:style style:name="P11" style:family="paragraph" style:parent-style-name="Standard">
      <style:text-properties officeooo:rsid="0023ea80" officeooo:paragraph-rsid="0023ea80"/>
    </style:style>
    <style:style style:name="T1" style:family="text">
      <style:text-properties officeooo:rsid="000ec507"/>
    </style:style>
    <style:style style:name="T2" style:family="text">
      <style:text-properties officeooo:rsid="000f6195"/>
    </style:style>
    <style:style style:name="T3" style:family="text">
      <style:text-properties officeooo:rsid="00123c87"/>
    </style:style>
    <style:style style:name="T4" style:family="text">
      <style:text-properties officeooo:rsid="0014ccec"/>
    </style:style>
    <style:style style:name="T5" style:family="text">
      <style:text-properties officeooo:rsid="00174c3e"/>
    </style:style>
    <style:style style:name="T6" style:family="text">
      <style:text-properties officeooo:rsid="001931aa"/>
    </style:style>
    <style:style style:name="T7" style:family="text">
      <style:text-properties officeooo:rsid="001bf114"/>
    </style:style>
    <style:style style:name="T8" style:family="text">
      <style:text-properties officeooo:rsid="001c5480"/>
    </style:style>
    <style:style style:name="T9" style:family="text">
      <style:text-properties officeooo:rsid="001d0148"/>
    </style:style>
    <style:style style:name="T10" style:family="text">
      <style:text-properties officeooo:rsid="001e359c"/>
    </style:style>
    <style:style style:name="T11" style:family="text">
      <style:text-properties officeooo:rsid="0021f2ba"/>
    </style:style>
    <style:style style:name="T12" style:family="text">
      <style:text-properties officeooo:rsid="002238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ódulo 1</text:p>
      <text:p text:style-name="P1"/>
      <text:p text:style-name="P1">orientação a objetos </text:p>
      <text:p text:style-name="P2">aplicação do paradigma de orientação a objetos </text:p>
      <text:p text:style-name="P2">-<text:span text:style-name="T1">este paradigma está diretamente ligado ao conceito de classes; </text:span></text:p>
      <text:p text:style-name="P2">-<text:span text:style-name="T1">toda classe tem seus atributos</text:span><text:span text:style-name="T2">(variáveis com determinados dados dentro de uma classe)</text:span><text:span text:style-name="T1"> e <text:tab/>métodos(funções que uma classe possui);</text:span></text:p>
      <text:p text:style-name="P2"/>
      <text:p text:style-name="P3">Propriedades da POO </text:p>
      <text:p text:style-name="P3">-abstração: <text:span text:style-name="T3">modelo reduzido</text:span></text:p>
      <text:p text:style-name="P3">-<text:span text:style-name="T3">encapsulamento: restringe o acesso a métodos e atributos em uma classe </text:span></text:p>
      <text:p text:style-name="P3">-<text:span text:style-name="T3">herança: define uma classe que herda todos os métodos e atributos de uma outra classe </text:span></text:p>
      <text:p text:style-name="P3">-<text:span text:style-name="T3">polimorfismo: permite usar uma única interface com diferentes formas </text:span></text:p>
      <text:p text:style-name="P3"/>
      <text:p text:style-name="P4">objeto: </text:p>
      <text:p text:style-name="P4">-<text:span text:style-name="T4">quando uma vari</text:span><text:span text:style-name="T7">á</text:span><text:span text:style-name="T4">vel é instanciada por um classe, ela recebe todos os atributos e métodos daquela classe, </text:span><text:span text:style-name="T7">sendo assim, virando um objeto e sendo a instância de uma classe</text:span></text:p>
      <text:p text:style-name="P4"/>
      <text:p text:style-name="P5">Atributos: </text:p>
      <text:p text:style-name="P5">-são propriedades(ou características) de um objeto, por exemplo: nome, idade, altura </text:p>
      <text:p text:style-name="P5"/>
      <text:p text:style-name="P6">operações <text:span text:style-name="T6">(métodos)</text:span></text:p>
      <text:p text:style-name="P6">-<text:span text:style-name="T5">é uma função que pode ser aplicada a objetos ou dados dele. Esse conjunto de operações é chamado de interface, </text:span><text:span text:style-name="T6">ou método </text:span></text:p>
      <text:p text:style-name="P6"/>
      <text:p text:style-name="P7">O conceito de classe </text:p>
      <text:p text:style-name="P7">-<text:span text:style-name="T7">a classe descreve as características e comportamentos de um objeto. (atributos e métodos) </text:span></text:p>
      <text:p text:style-name="P7">-<text:span text:style-name="T8">todo objeto é a instância de uma classe </text:span></text:p>
      <text:p text:style-name="P7">-<text:span text:style-name="T9">a mesma classe não pode ter mais que um atributo ou método com nomes iguais, porém entre <text:tab/>classes diferentes, é perfeitamente comum e possível</text:span></text:p>
      <text:p text:style-name="P7"/>
      <text:p text:style-name="P8">O conceito de encapsulamento</text:p>
      <text:p text:style-name="P8">-<text:span text:style-name="T10">consiste em encapsular, isolar informações de uma classe, sendo que, determinados atributos da classe ficam ocultados externamente, sendo possível apenas obter informações processadas desta classe através do que estiver disponibilizado para uso, como métodos que fazem determinados cálculos </text:span></text:p>
      <text:p text:style-name="P8"/>
      <text:p text:style-name="P9">O mecanismo de herança e polimorfismo </text:p>
      <text:p text:style-name="P10">Herança: </text:p>
      <text:p text:style-name="P10">-<text:span text:style-name="T11">consiste em, uma classe filha, poder usar atributos e/ou métodos de uma classe Pai</text:span><text:span text:style-name="T12">(superclasse)</text:span><text:span text:style-name="T11">, principalmente quando elas tem dados em comum, como exemplo, a classe pai veículo, que tem como classe filha a classe carro, moto, caminhão. O atributo velocidade e o método acelerar, da classe Pai, pode ser perfeitamente reutilizada pelas classes filhas. </text:span></text:p>
      <text:p text:style-name="P10"/>
      <text:p text:style-name="P10">-<text:span text:style-name="T12">Existem heranças simples e múltiplas, sendo que, a simples há apenas uma superclasse para as classes filhas, e na herança múltipla, uma classe filha pode ter mais de uma superclasse </text:span></text:p>
      <text:p text:style-name="P10"/>
      <text:p text:style-name="P11">Polimorfismo </text:p>
      <text:p text:style-name="P11">-? </text:p>
      <text:p text:style-name="P11"/>
      <text:p text:style-name="P11"/>
      <text:p text:style-name="P10"/>
      <text:p text:style-name="P10"><text:soft-page-break/></text:p>
      <text:p text:style-name="P10"/>
      <text:p text:style-name="P10"/>
      <text:p text:style-name="P8"/>
      <text:p text:style-name="P8"/>
      <text:p text:style-name="P8"/>
      <text:p text:style-name="P6"/>
      <text:p text:style-name="P6"/>
      <text:p text:style-name="P6"/>
      <text:p text:style-name="P6"/>
      <text:p text:style-name="P6"/>
      <text:p text:style-name="P6"/>
      <text:p text:style-name="P4"/>
      <text:p text:style-name="P3"/>
      <text:p text:style-name="P3"/>
      <text:p text:style-name="P3"/>
      <text:p text:style-name="P3"/>
      <text:p text:style-name="P3"><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4T14:41:06.182000000</meta:creation-date>
    <dc:date>2024-02-14T16:50:52.059000000</dc:date>
    <meta:editing-duration>PT2H9M33S</meta:editing-duration>
    <meta:editing-cycles>28</meta:editing-cycles>
    <meta:generator>LibreOffice/7.6.4.1$Windows_X86_64 LibreOffice_project/e19e193f88cd6c0525a17fb7a176ed8e6a3e2aa1</meta:generator>
    <meta:document-statistic meta:table-count="0" meta:image-count="0" meta:object-count="0" meta:page-count="2" meta:paragraph-count="29" meta:word-count="330" meta:character-count="2177" meta:non-whitespace-character-count="1851"/>
  </office:meta>
</office:document-meta>
</file>